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ed5c" officeooo:paragraph-rsid="000aed5c"/>
    </style:style>
    <style:style style:name="P2" style:family="paragraph" style:parent-style-name="Standard">
      <style:text-properties officeooo:rsid="000dc839" officeooo:paragraph-rsid="000dc8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Y LA CRIA DE DRAGON COGIÓ Y LE DIO TREMENDA PALIZA AL CABALLERO.</text:p>
      <text:p text:style-name="P2">EL CABALLERO COGIÓ A SU CABALLO Y SE LO DIÓ DE COMER AL DRAGÓN PARA CALMARL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9-21T14:22:57.769000000</meta:creation-date>
    <dc:date>2021-09-21T14:32:18.203000000</dc:date>
    <meta:editing-duration>PT2M55S</meta:editing-duration>
    <meta:editing-cycles>2</meta:editing-cycles>
    <meta:generator>LibreOffice/6.3.3.2$Windows_X86_64 LibreOffice_project/a64200df03143b798afd1ec74a12ab50359878ed</meta:generator>
    <meta:document-statistic meta:table-count="0" meta:image-count="0" meta:object-count="0" meta:page-count="1" meta:paragraph-count="2" meta:word-count="29" meta:character-count="141" meta:non-whitespace-character-count="114"/>
  </office:meta>
</office:document-meta>
</file>